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9000001CB8E03A8E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66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cc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33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00cc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556cm" fo:min-width="0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00" fo:text-shadow="none" fo:font-weight="bold" style:font-weight-asian="bold" style:font-weight-complex="bold"/>
    </style:style>
    <style:style style:name="P3" style:family="paragraph">
      <style:text-properties fo:color="#000000" fo:font-size="14pt" fo:text-shadow="none" fo:font-weight="bold" style:font-size-asian="14pt" style:font-weight-asian="bold" style:font-size-complex="14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color="#000000" fo:font-size="14pt" fo:text-shadow="none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23cm" svg:x="1cm" svg:y="8.747cm">
          <draw:image xlink:href="Pictures/10000000000002C9000001CB8E03A8EC.png" xlink:type="simple" xlink:show="embed" xlink:actuate="onLoad">
            <text:p/>
          </draw:image>
        </draw:frame>
        <draw:custom-shape draw:style-name="gr2" draw:text-style-name="P1" draw:layer="layout" svg:width="0.635cm" svg:height="0.635cm" svg:x="4.8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5.572cm" svg:y="19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14.462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13.192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0.635cm" svg:x="7.477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889cm" svg:height="0.889cm" svg:x="10.906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11.033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11.16cm" svg:y="11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889cm" svg:height="0.889cm" svg:x="16.494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35cm" svg:height="0.635cm" svg:x="16.62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81cm" svg:height="0.381cm" svg:x="16.748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4.028cm" svg:height="0.806cm" svg:x="6.461cm" svg:y="9.338cm">
          <draw:text-box>
            <text:p text:style-name="P2"><text:span text:style-name="T1">Help is coming</text:span></text:p>
          </draw:text-box>
        </draw:frame>
        <draw:line draw:style-name="gr11" draw:text-style-name="P1" draw:layer="layout" svg:x1="8.366cm" svg:y1="10.144cm" svg:x2="7.858cm" svg:y2="11.668cm">
          <text:p/>
        </draw:line>
        <draw:line draw:style-name="gr11" draw:text-style-name="P1" draw:layer="layout" svg:x1="16.875cm" svg:y1="13.446cm" svg:x2="17.002cm" svg:y2="14.716cm">
          <text:p/>
        </draw:line>
        <draw:frame draw:style-name="gr12" draw:text-style-name="P4" draw:layer="layout" svg:width="1.383cm" svg:height="1.216cm" svg:x="16.24cm" svg:y="12.557cm">
          <draw:text-box>
            <text:p text:style-name="P4"><text:span text:style-name="T2">Me</text:span></text:p>
          </draw:text-box>
        </draw:frame>
        <draw:line draw:style-name="gr11" draw:text-style-name="P1" draw:layer="layout" svg:x1="11.287cm" svg:y1="12.176cm" svg:x2="11.922cm" svg:y2="10.017cm">
          <text:p/>
        </draw:line>
        <draw:frame draw:style-name="gr13" draw:text-style-name="P4" draw:layer="layout" svg:width="2.623cm" svg:height="0.962cm" svg:x="10.779cm" svg:y="9.128cm">
          <draw:text-box>
            <text:p><text:span text:style-name="T2">Injured</text:span></text:p>
          </draw:text-box>
        </draw:frame>
        <draw:frame draw:style-name="gr13" draw:text-style-name="P4" draw:layer="layout" svg:width="4.261cm" svg:height="0.962cm" svg:x="2.016cm" svg:y="17.183cm">
          <draw:text-box>
            <text:p text:style-name="P4"><text:span text:style-name="T2">A First Aider</text:span></text:p>
          </draw:text-box>
        </draw:frame>
        <draw:line draw:style-name="gr11" draw:text-style-name="P1" draw:layer="layout" svg:x1="4.302cm" svg:y1="18.145cm" svg:x2="5.953cm" svg:y2="19.5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8-12T18:38:26.706186640</dc:date>
    <meta:document-statistic meta:object-count="20"/>
    <meta:generator>LibreOffice/4.2.4.2$Linux_X86_64 LibreOffice_project/420m0$Build-2</meta:generator>
  </office:meta>
</office:document-meta>
</file>